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32.85pt" fo:break-before="auto" style:use-optimal-row-height="true"/>
    </style:style>
    <style:style style:name="ro4" style:family="table-row">
      <style:table-row-properties style:row-height="43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4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Photoresistor</text:p>
          </table:table-cell>
          <table:table-cell/>
          <table:table-cell table:style-name="ce3" office:value-type="string" calcext:value-type="string">
            <text:p>350-00009-ND</text:p>
          </table:table-cell>
          <table:table-cell office:value-type="string" calcext:value-type="string">
            <text:p>LD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table:style-name="ce8" table:formula="of:=SUM([.E5]*[.F5])" office:value-type="currency" office:currency="USD" office:value="1.99" calcext:value-type="currency">
            <text:p>$1.99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7]*[.F7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9]*[.F9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1]*[.F11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3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3]*[.F13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5]*[.F15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S220HCT-N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table:style-name="ce8" table:formula="of:=SUM([.E17]*[.F17])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Female Headers (12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5-ND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01" calcext:value-type="currency">
            <text:p>$1.01</text:p>
          </table:table-cell>
          <table:table-cell table:style-name="ce8" table:formula="of:=SUM([.E19]*[.F19])" office:value-type="currency" office:currency="USD" office:value="2.02" calcext:value-type="currency">
            <text:p>$2.02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Female Headers (8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1-ND</text:p>
          </table:table-cell>
          <table:table-cell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89" calcext:value-type="currency">
            <text:p>$0.89</text:p>
          </table:table-cell>
          <table:table-cell table:style-name="ce8" table:formula="of:=SUM([.E21]*[.F21])" office:value-type="currency" office:currency="USD" office:value="0.89" calcext:value-type="currency">
            <text:p>$0.89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ale Headers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1012E-03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9" calcext:value-type="currency">
            <text:p>$0.39</text:p>
          </table:table-cell>
          <table:table-cell table:style-name="ce8" table:formula="of:=SUM([.E23]*[.F23])" office:value-type="currency" office:currency="USD" office:value="1.17" calcext:value-type="currency">
            <text:p>$1.1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Main 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2.71" calcext:value-type="currency">
            <text:p>$12.71</text:p>
          </table:table-cell>
          <table:table-cell table:style-name="ce8" table:formula="of:=SUM([.E33]*[.F33])" office:value-type="currency" office:currency="USD" office:value="12.71" calcext:value-type="currency">
            <text:p>$12.71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Other PCB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7.47" calcext:value-type="currency">
            <text:p>$7.47</text:p>
          </table:table-cell>
          <table:table-cell table:style-name="ce8" table:formula="of:=SUM([.E35]*[.F35])" office:value-type="currency" office:currency="USD" office:value="7.47" calcext:value-type="currency">
            <text:p>$7.47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5:.G35])" office:value-type="currency" office:currency="USD" office:value="92.85" calcext:value-type="currency">
            <text:p>$92.85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2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7]-[.G31])" office:value-type="currency" office:currency="USD" office:value="73.85" calcext:value-type="currency">
            <text:p>$73.85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14:00:30.6796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6-20T14:13:02.954833000</dc:date>
    <meta:editing-duration>P1DT1H35M25S</meta:editing-duration>
    <meta:editing-cycles>12</meta:editing-cycles>
    <meta:generator>LibreOffice/4.4.3.2$MacOSX_X86_64 LibreOffice_project/88805f81e9fe61362df02b9941de8e38a9b5fd16</meta:generator>
    <meta:document-statistic meta:table-count="1" meta:cell-count="107" meta:object-count="0"/>
    <meta:user-defined meta:name=""/>
  </office:meta>
</office:document-meta>
</file>